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2.091cm" fo:margin-left="1.677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5.98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B" style:family="table-column">
      <style:table-column-properties style:column-width="2.833cm" style:rel-column-width="10922*"/>
    </style:style>
    <style:style style:name="Tabelle4.C" style:family="table-column">
      <style:table-column-properties style:column-width="2.833cm" style:rel-column-width="10923*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#ffb5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#ff950e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hlen</text:p>
      <text:p text:style-name="P1">wichtigstes Element der politischen Willensbildung im demokr. System</text:p>
      <text:p text:style-name="P7"/>
      <text:p text:style-name="P5"><draw:line text:anchor-type="paragraph" draw:z-index="1" draw:style-name="gr1" draw:text-style-name="P28" svg:x1="10.836cm" svg:y1="1.459cm" svg:x2="10.862cm" svg:y2="1.909cm"><text:p/></draw:line>1. Wahlrecht</text:p>
      <text:p text:style-name="P6"><text:tab/>Grundgesetz: Jeder Deutsche, der das 18. Lebensjahr vollendet, </text:p>
      <text:p text:style-name="P6"><draw:line text:anchor-type="paragraph" draw:z-index="0" draw:style-name="gr1" draw:text-style-name="P28" svg:x1="4.835cm" svg:y1="0.459cm" svg:x2="4.861cm" svg:y2="0.909cm"><text:p/></draw:line><text:tab/><text:tab/> <text:s text:c="10"/>hat <text:span text:style-name="T1">aktives</text:span> <text:tab/><text:tab/>und <text:tab/><text:tab/><text:span text:style-name="T1">passives</text:span> Wahlrecht.</text:p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<text:s/>= das Recht zu wählen</text:p>
            <text:p text:style-name="P14"><text:s/>der Wähler muss mindestens 3 <text:s/></text:p>
            <text:p text:style-name="P14"><text:s/>Monate im Wahlgebiet* gemeldet</text:p>
            <text:p text:style-name="P14"><text:s/>sein</text:p>
            <text:p text:style-name="P14"><text:s/>*Wahlgebiet kann sein:</text:p>
            <text:p text:style-name="P14"><text:s text:c="6"/>1. ganz Deutschland</text:p>
            <text:p text:style-name="P14"><text:s text:c="11"/>→ Bundestag</text:p>
            <text:p text:style-name="P14"><text:s text:c="6"/>2. ein Bundesland</text:p>
            <text:p text:style-name="P14"><text:s text:c="11"/>→ Landtag</text:p>
            <text:p text:style-name="P14"><text:s text:c="6"/>3. Landkreis</text:p>
            <text:p text:style-name="P14"><text:s text:c="11"/>→ Kreistag</text:p>
            <text:p text:style-name="P14"><text:s text:c="6"/>4. eine Stadt bzw. Gemeinde</text:p>
            <text:p text:style-name="P14"><text:s text:c="11"/>→ Stadt- bzw. Gemeinderat</text:p>
          </table:table-cell>
          <table:table-cell table:style-name="Tabelle1.A1" office:value-type="string">
            <text:p text:style-name="P14"><text:s/>= das Recht gewählt zu werden</text:p>
            <text:p text:style-name="P14"><text:s/>man muss mindestens 1 Jahr </text:p>
            <text:p text:style-name="P14"><text:s/>Deutscher sein</text:p>
          </table:table-cell>
        </table:table-row>
      </table:table>
      <text:p text:style-name="P6"/>
      <text:p text:style-name="P7">2. Wahlrechtsgrundsätze</text:p>
      <text:p text:style-name="P6"><text:s/>… Wahlen in Deutschland sind </text:p>
      <text:p text:style-name="P6"><text:tab/><text:span text:style-name="T2">I. </text:span><text:span text:style-name="T3">allgemein</text:span>: die Einschränkung des Wahlrechts ist verboten<text:span text:style-name="T4">!</text:span></text:p>
      <text:p text:style-name="P8"><text:tab/><text:tab/> <text:s text:c="9"/>etwa wegen des Geschlechts, der Religion, der Rasse, des sozialen Standes, </text:p>
      <text:p text:style-name="P8"><text:tab/><text:tab/> <text:s text:c="9"/>des Vermögens, … </text:p>
      <text:p text:style-name="P6"><text:span text:style-name="T4"><text:tab/></text:span><text:span text:style-name="T5">II. </text:span><text:span text:style-name="T6">unmittelbar</text:span><text:span text:style-name="T4">: der Wähler gibt seine Stimme(n), </text:span><text:span text:style-name="T7">direkt</text:span><text:span text:style-name="T8"> dem Kandidaten oder der Partei </text:span></text:p>
      <text:p text:style-name="P8"><text:tab/><text:tab/><text:tab/> <text:s/>seiner Wahl</text:p>
      <text:p text:style-name="P6"><text:span text:style-name="T8"><text:tab/></text:span><text:span text:style-name="T9">III.</text:span><text:span text:style-name="T8"> </text:span><text:span text:style-name="T6">frei</text:span><text:span text:style-name="T8">: der Wähler entscheidet wen, was und ob er überhaupt wählt</text:span></text:p>
      <text:p text:style-name="P6"><text:span text:style-name="T8"><text:tab/></text:span><text:span text:style-name="T9">IV.</text:span><text:span text:style-name="T8"> </text:span><text:span text:style-name="T6">gleich</text:span><text:span text:style-name="T8">: jede Stimme hat gleiches Gewicht</text:span></text:p>
      <text:p text:style-name="P6"><text:span text:style-name="T8"><text:tab/></text:span><text:span text:style-name="T9">V.</text:span><text:span text:style-name="T8"> </text:span><text:span text:style-name="T6">geheim</text:span><text:span text:style-name="T8">: die Stimmabgabe erfolgt verdeckt, die Benutzung der Kabine ist Pflicht</text:span></text:p>
      <text:p text:style-name="P8"/>
      <text:p text:style-name="P10">3. Wahlsysteme</text:p>
      <text:p text:style-name="P8"><draw:rect text:anchor-type="paragraph" draw:z-index="3" draw:style-name="gr2" draw:text-style-name="P28" svg:width="6.002cm" svg:height="1.001cm" svg:x="10.229cm" svg:y="0.416cm"><text:p text:style-name="P28">II. Verhältniswahl</text:p></draw:rect><draw:rect text:anchor-type="paragraph" draw:z-index="2" draw:style-name="gr2" draw:text-style-name="P28" svg:width="6.002cm" svg:height="1.001cm" svg:x="1.228cm" svg:y="0.416cm"><text:p text:style-name="P28">I. Mehrheitswahl</text:p></draw:rect></text:p>
      <text:p text:style-name="P8"/>
      <text:p text:style-name="P8"><draw:line text:anchor-type="paragraph" draw:z-index="5" draw:style-name="gr3" draw:text-style-name="P28" svg:x1="4.108cm" svg:y1="0.443cm" svg:x2="8.818cm" svg:y2="1.676cm"><text:p/></draw:line><draw:line text:anchor-type="paragraph" draw:z-index="6" draw:style-name="gr3" draw:text-style-name="P28" svg:x1="13.475cm" svg:y1="0.443cm" svg:x2="8.818cm" svg:y2="1.676cm"><text:p/></draw:line></text:p>
      <text:p text:style-name="P8"/>
      <text:p text:style-name="P8"/>
      <text:p text:style-name="P8"><draw:rect text:anchor-type="paragraph" draw:z-index="4" draw:style-name="gr2" draw:text-style-name="P28" svg:width="6.002cm" svg:height="1.001cm" svg:x="5.784cm" svg:y="0.215cm"><text:p text:style-name="P28">III. gemischtes Wahlsystem</text:p></draw:rect></text:p>
      <text:p text:style-name="P8"/>
      <text:p text:style-name="P8"/>
      <text:p text:style-name="P8">Beispiel: Wahlen zum Deutschen Bundestag</text:p>
      <text:list xml:id="list51801048860008840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wir wählen 598 Abgeordnete in den BT</text:p>
                        </text:list-item>
                        <text:list-item>
                          <text:p text:style-name="P18">das Wahlgebiet wird in 299 Wahlkreise aufgeteil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2" table:style-name="Tabelle2">
        <table:table-column table:style-name="Tabelle2.A" table:number-columns-repeated="3"/>
        <text:soft-page-break/>
        <table:table-row>
          <table:table-cell table:style-name="Tabelle2.A1" office:value-type="string">
            <text:p text:style-name="P15">MW</text:p>
          </table:table-cell>
          <table:table-cell table:style-name="Tabelle2.A1" office:value-type="string">
            <text:p text:style-name="P15">gem. Wahlrecht</text:p>
          </table:table-cell>
          <table:table-cell table:style-name="Tabelle2.A1" office:value-type="string">
            <text:p text:style-name="P15">VHW</text:p>
          </table:table-cell>
        </table:table-row>
        <table:table-row>
          <table:table-cell table:style-name="Tabelle2.A1" office:value-type="string">
            <text:p text:style-name="P16">→ Erststimme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6">→ Zweitstimme</text:p>
          </table:table-cell>
        </table:table-row>
        <table:table-row>
          <table:table-cell table:style-name="Tabelle2.A1" office:value-type="string">
            <text:p text:style-name="P17">wir wählen Personen</text:p>
          </table:table-cell>
          <table:table-cell table:style-name="Tabelle2.A1" office:value-type="string">
            <text:p text:style-name="P17">jeder Wähler hat 2 Stimmen</text:p>
          </table:table-cell>
          <table:table-cell table:style-name="Tabelle2.A1" office:value-type="string">
            <text:p text:style-name="P17">wir wählen Parteien</text:p>
          </table:table-cell>
        </table:table-row>
        <table:table-row>
          <table:table-cell table:style-name="Tabelle2.A1" office:value-type="string">
            <text:p text:style-name="P17">Wir wählen in jedem der 299 Wahlkreise einen Direktandidaten, es gewinnt, wer die meisten Stimmen erhält. Die Erststimme zählt nur im jeweiligen Wahlkreis.</text:p>
          </table:table-cell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>Die Gesamtzahl der Zweitstimmen, die eine Partei bundesweit erhält, entscheidet über die Gesamtzahl der Mandate, die sie im BT ersetzt</text:p>
            <text:p text:style-name="P17">Die Zweitstimme zählt bundesweit.</text:p>
          </table:table-cell>
        </table:table-row>
      </table:table>
      <text:p text:style-name="P8"/>
      <text:p text:style-name="P10">4. Wahlen in Deutschland – ein Überblick</text:p>
      <text:p text:style-name="P10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15">Wahlart</text:p>
          </table:table-cell>
          <table:table-cell table:style-name="Tabelle3.A1" office:value-type="string">
            <text:p text:style-name="P15">Wahlsystem</text:p>
          </table:table-cell>
          <table:table-cell table:style-name="Tabelle3.A1" office:value-type="string">
            <text:p text:style-name="P15">Anz. d. Stimmen</text:p>
          </table:table-cell>
          <table:table-cell table:style-name="Tabelle3.A1" office:value-type="string">
            <text:p text:style-name="P15">Legislaturperiode</text:p>
          </table:table-cell>
        </table:table-row>
        <table:table-row>
          <table:table-cell table:style-name="Tabelle3.A1" office:value-type="string">
            <text:p text:style-name="P15">Wahlen zum Dt. Bundestag (598 Abg.)</text:p>
          </table:table-cell>
          <table:table-cell table:style-name="Tabelle3.A1" office:value-type="string">
            <text:p text:style-name="P15">gemischtes Wahlsystem</text:p>
            <text:p text:style-name="P15">(Erst. + Zweitstimme)</text:p>
          </table:table-cell>
          <table:table-cell table:style-name="Tabelle3.A1" office:value-type="string">
            <text:p text:style-name="P15">2 Stimmen</text:p>
          </table:table-cell>
          <table:table-cell table:style-name="Tabelle3.A1" office:value-type="string">
            <text:p text:style-name="P15">4 Jahre</text:p>
          </table:table-cell>
        </table:table-row>
        <table:table-row>
          <table:table-cell table:style-name="Tabelle3.A1" office:value-type="string">
            <text:p text:style-name="P15">Landtage der dt. Bundesländer</text:p>
          </table:table-cell>
          <table:table-cell table:style-name="Tabelle3.A1" office:value-type="string">
            <text:p text:style-name="P15">gemischtes Wahlsystem</text:p>
            <text:p text:style-name="P15">(zB Sachsen: 120 Abg)</text:p>
          </table:table-cell>
          <table:table-cell table:style-name="Tabelle3.A1" office:value-type="string">
            <text:p text:style-name="P15">2 Stimmen</text:p>
          </table:table-cell>
          <table:table-cell table:style-name="Tabelle3.A1" office:value-type="string">
            <text:p text:style-name="P15"><text:s/>5 Jahre</text:p>
          </table:table-cell>
        </table:table-row>
        <table:table-row>
          <table:table-cell table:style-name="Tabelle3.A1" office:value-type="string">
            <text:p text:style-name="P15">Wahlen zum Europäischen Parlament</text:p>
            <text:p text:style-name="P15">(Dt.: 99 Abgeordnete)</text:p>
            <text:p text:style-name="P15">Strasbourg</text:p>
          </table:table-cell>
          <table:table-cell table:style-name="Tabelle3.A1" office:value-type="string">
            <text:p text:style-name="P15"/>
            <text:p text:style-name="P15">reines</text:p>
            <text:p text:style-name="P15">Verhältniswahlsystem</text:p>
          </table:table-cell>
          <table:table-cell table:style-name="Tabelle3.A1" office:value-type="string">
            <text:p text:style-name="P15"/>
            <text:p text:style-name="P15"/>
            <text:p text:style-name="P15">1 Stimme</text:p>
          </table:table-cell>
          <table:table-cell table:style-name="Tabelle3.A1" office:value-type="string">
            <text:p text:style-name="P15"/>
            <text:p text:style-name="P15"/>
            <text:p text:style-name="P15">5 Jahre</text:p>
          </table:table-cell>
        </table:table-row>
        <table:table-row>
          <table:table-cell table:style-name="Tabelle3.A1" office:value-type="string">
            <text:p text:style-name="P15">Kommunalwahlen</text:p>
            <text:p text:style-name="P15">a) kommunale Parlamente</text:p>
            <text:p text:style-name="P15">- Kreistag</text:p>
            <text:p text:style-name="P15">- Stadtrat</text:p>
            <text:p text:style-name="P15">- Gemeinderat</text:p>
            <text:p text:style-name="P15">b) kommunale</text:p>
            <text:p text:style-name="P15">Amtsträger *</text:p>
            <text:p text:style-name="P15">- Landrat</text:p>
            <text:p text:style-name="P15">- BM / OBM</text:p>
            <text:p text:style-name="P15">- BM / OV</text:p>
          </table:table-cell>
          <table:table-cell table:style-name="Tabelle3.A1" office:value-type="string">
            <text:p text:style-name="P15"/>
            <text:p text:style-name="P15">Mehrheitswahlrecht</text:p>
            <text:p text:style-name="P15"/>
            <text:p text:style-name="P15"/>
            <text:p text:style-name="P15"/>
            <text:p text:style-name="P15"/>
            <text:p text:style-name="P15">Mehrheitswahlrecht</text:p>
          </table:table-cell>
          <table:table-cell table:style-name="Tabelle3.A1" office:value-type="string">
            <text:p text:style-name="P15"/>
            <text:p text:style-name="P15">je 3 Stimmen</text:p>
            <text:p text:style-name="P15"/>
            <text:p text:style-name="P15"/>
            <text:p text:style-name="P15"/>
            <text:p text:style-name="P15"/>
            <text:p text:style-name="P15">je 1 Stimme</text:p>
          </table:table-cell>
          <table:table-cell table:style-name="Tabelle3.A1" office:value-type="string">
            <text:p text:style-name="P15"/>
            <text:p text:style-name="P15">5 Jahre</text:p>
            <text:p text:style-name="P15"/>
            <text:p text:style-name="P15"/>
            <text:p text:style-name="P15"/>
            <text:p text:style-name="P15"/>
            <text:p text:style-name="P15">7 Jahre</text:p>
          </table:table-cell>
        </table:table-row>
      </table:table>
      <text:p text:style-name="P8">* es gilt: einer der Kandidaten muss dabei die absolute Mehrheit bekommen</text:p>
      <text:p text:style-name="P8">→ schafft das keiner der Kandidaten, dann gibt es einen 2. Wahlgang (2 Wochen später)</text:p>
      <text:p text:style-name="P8"><text:tab/>es gewinnt der Kandidat mit den meisten Stimmen</text:p>
      <text:p text:style-name="P8"/>
      <text:p text:style-name="P10">5% - Klausel</text:p>
      <text:p text:style-name="P8">→ wenn eine Partei ins Parlament einziehen will muss sie mindestens 5% aller Zweitstimmen </text:p>
      <text:p text:style-name="P8"><text:s text:c="5"/>bekommen</text:p>
      <text:p text:style-name="P8">→ schafft das eine Partei, dann bildet sie im Parlament eine Fraktion und kann Koalitionen </text:p>
      <text:p text:style-name="P8"><text:s text:c="5"/>eingehen</text:p>
      <text:p text:style-name="P8"/>
      <text:p text:style-name="P8"/>
      <text:p text:style-name="P8">Ausnahme: schafft eine Partei das nicht, gewinnt aber mindestens 3 Direktmandate über die </text:p>
      <text:p text:style-name="P8"><text:tab/> <text:s text:c="6"/>Erststimme, dann zieht sie mit soviel Abgeordneten ins Parlament ein, wie ihr nach </text:p>
      <text:p text:style-name="P8"><text:tab/> <text:s text:c="6"/>ihrem Zweitstimmenanteil zustehen würde</text:p>
      <text:p text:style-name="P8"/>
      <text:p text:style-name="P2"><text:soft-page-break/>Demokratie</text:p>
      <text:p text:style-name="P8"/>
      <text:p text:style-name="P10">1. Begriff</text:p>
      <text:list xml:id="list2231986921807687941" text:style-name="L2">
        <text:list-item>
          <text:list>
            <text:list-item>
              <text:p text:style-name="P19">ca. 600 v.u.Z. in den griechischen Stadtstaaten entstanden (Polis)</text:p>
            </text:list-item>
            <text:list-item>
              <text:p text:style-name="P19">gr. <text:span text:style-name="T3">demos</text:span><text:tab/><text:span text:style-name="T3">krateion</text:span></text:p>
              <text:list>
                <text:list-header>
                  <text:p text:style-name="P19"><text:span text:style-name="T2">Volk</text:span><text:tab/> <text:s text:c="5"/><text:span text:style-name="T2">herrschen</text:span></text:p>
                  <text:p text:style-name="P23">Volksherrschaft<text:span text:style-name="T10"> =? Demokratie</text:span></text:p>
                </text:list-header>
              </text:list>
            </text:list-item>
            <text:list-item>
              <text:p text:style-name="P19">1792 – französische Revolution</text:p>
              <text:list>
                <text:list-header>
                  <text:p text:style-name="P19">→ Ausgangspunkt für die Entwicklung der modernen Demokratie</text:p>
                </text:list-header>
              </text:list>
            </text:list-item>
            <text:list-item>
              <text:p text:style-name="P19">in Deutschland 1919 → Weimarer Republik</text:p>
            </text:list-item>
          </text:list>
        </text:list-item>
      </text:list>
      <text:p text:style-name="P8"/>
      <text:p text:style-name="P10">2. Die 2 Arten von Demokrati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A"/>
        <table:table-row>
          <table:table-cell table:style-name="Tabelle4.A1" table:number-columns-spanned="2" office:value-type="string">
            <text:p text:style-name="P15">plebiszitäre</text:p>
          </table:table-cell>
          <table:covered-table-cell/>
          <table:table-cell table:style-name="Tabelle4.A1" table:number-columns-spanned="2" office:value-type="string">
            <text:p text:style-name="P15">repräsentative</text:p>
          </table:table-cell>
          <table:covered-table-cell/>
        </table:table-row>
        <table:table-row>
          <table:table-cell table:style-name="Tabelle4.A1" table:number-columns-spanned="2" office:value-type="string">
            <text:p text:style-name="P14">= „Urform“ der Demokratie</text:p>
            <text:p text:style-name="P14">→ Die Bürger sind direkt an politischen Entscheidungen beteiligt → Volksentscheid</text:p>
          </table:table-cell>
          <table:covered-table-cell/>
          <table:table-cell table:style-name="Tabelle4.A1" table:number-columns-spanned="2" office:value-type="string">
            <text:p text:style-name="P14">= moderne Form der Demokratie</text:p>
            <text:p text:style-name="P14">→ Wahldemokratie, d.h. die Bürger wählen </text:p>
            <text:p text:style-name="P14"><text:s text:c="5"/>Vertreter, die im Parlament politische </text:p>
            <text:p text:style-name="P14"><text:s text:c="5"/>Entscheidungen treffen </text:p>
          </table:table-cell>
          <table:covered-table-cell/>
        </table:table-row>
        <table:table-row>
          <table:table-cell table:style-name="Tabelle4.A1" table:number-columns-spanned="2" office:value-type="string">
            <text:p text:style-name="P14">→ Abstimmungsdemokratie</text:p>
          </table:table-cell>
          <table:covered-table-cell/>
          <table:table-cell table:style-name="Tabelle4.A1" table:number-columns-spanned="2" office:value-type="string">
            <text:p text:style-name="P14">→ Entscheidungsdemokratie</text:p>
          </table:table-cell>
          <table:covered-table-cell/>
        </table:table-row>
        <table:table-row>
          <table:table-cell table:style-name="Tabelle4.A1" office:value-type="string">
            <text:p text:style-name="P14">alle Bürger können direkt an politischen Entscheidungen teilnehmen</text:p>
          </table:table-cell>
          <table:table-cell table:style-name="Tabelle4.A1" table:number-columns-spanned="2" office:value-type="string">
            <text:p text:style-name="P15"/>
            <text:p text:style-name="P15">Positiv</text:p>
          </table:table-cell>
          <table:covered-table-cell/>
          <table:table-cell table:style-name="Tabelle4.A1" office:value-type="string">
            <text:p text:style-name="P14">praktikabel</text:p>
            <text:p text:style-name="P14">politische Entscheidungen werden von „Fachleuten“ getroffen</text:p>
          </table:table-cell>
        </table:table-row>
        <table:table-row>
          <table:table-cell table:style-name="Tabelle4.A1" office:value-type="string">
            <text:p text:style-name="P14">Fehlendes Sach- bzw. Fachwissen kann zur Fehlentscheidung führen</text:p>
          </table:table-cell>
          <table:table-cell table:style-name="Tabelle4.A1" table:number-columns-spanned="2" office:value-type="string">
            <text:p text:style-name="P15"/>
            <text:p text:style-name="P15">Negativ</text:p>
          </table:table-cell>
          <table:covered-table-cell/>
          <table:table-cell table:style-name="Tabelle4.A1" office:value-type="string">
            <text:p text:style-name="P14">der Bürger gibt seine Entscheidungsgewalt für viele Jahre ab</text:p>
            <text:p text:style-name="P14">keine Garantien für </text:p>
          </table:table-cell>
        </table:table-row>
      </table:table>
      <text:p text:style-name="P8"><draw:custom-shape text:anchor-type="paragraph" draw:z-index="7" draw:style-name="gr4" draw:text-style-name="P28" svg:width="0.636cm" svg:height="13.232cm" draw:transform="rotate (-1.57079632679579) translate (14.6120555555556cm 0.483305555555556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"/>
      <text:p text:style-name="P8"/>
      <text:p text:style-name="P9">Jedes demokratische System enthält Elemente beider Demokratieformen, die allerdings national unterschiedlich stark ausgeprägt sind.</text:p>
      <text:p text:style-name="P9">→ abhängig ist das von verschiedenen Faktoren:</text:p>
      <text:list xml:id="list7940907886813610720" text:style-name="L3">
        <text:list-item>
          <text:p text:style-name="P21">Größe</text:p>
        </text:list-item>
      </text:list>
      <text:list xml:id="list5042727568318546234" text:style-name="L4">
        <text:list-item>
          <text:p text:style-name="P22">Entwicklungsstand / Ausprägung der Demokratie</text:p>
        </text:list-item>
        <text:list-item>
          <text:p text:style-name="P22">demokratische Traditionen</text:p>
        </text:list-item>
      </text:list>
      <text:p text:style-name="P9">in Deutschland: Volksentscheide nur auf Länderebene möglic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Foederalismus</text:p>
      <text:p text:style-name="P8"/>
      <text:p text:style-name="P8">im politischen Sinne bedeutet das den Zusammenschluss von:</text:p>
      <text:list xml:id="list4877351800336580327" text:style-name="L5">
        <text:list-item>
          <text:list>
            <text:list-item>
              <text:p text:style-name="P20">Ländern → Deutschland, Österreich</text:p>
            </text:list-item>
            <text:list-item>
              <text:p text:style-name="P20">Staaten → USA, Mexiko, Brasilien, Indien</text:p>
            </text:list-item>
            <text:list-item>
              <text:p text:style-name="P20">Provinzen → Kanada</text:p>
            </text:list-item>
            <text:list-item>
              <text:p text:style-name="P20">Kantone → Schweiz</text:p>
            </text:list-item>
          </text:list>
        </text:list-item>
      </text:list>
      <text:p text:style-name="P8"><text:tab/>zu einem einheitlichen politischen System</text:p>
      <text:p text:style-name="P8"><text:tab/><text:tab/>→ einer föderalen Demokratie (Union, Bund, Föderation)</text:p>
      <text:p text:style-name="P8"><text:tab/><text:span text:style-name="T11">Basis: eine gemeinsame Verfassung</text:span></text:p>
      <text:p text:style-name="P12">Gründe:</text:p>
      <text:p text:style-name="P11">→ gemeinsame wirtschaftliche Ziele / Interessen</text:p>
      <text:p text:style-name="P11">→ nationale Sicherheit</text:p>
      <text:p text:style-name="P11">→ internationale Geltung</text:p>
      <text:p text:style-name="P12">von Vorteil dabei kann sein:</text:p>
      <text:list xml:id="list2485616901254231012" text:style-name="L6">
        <text:list-item>
          <text:p text:style-name="P24">gemeinsame Sprache / Kultur / Religion</text:p>
        </text:list-item>
        <text:list-item>
          <text:p text:style-name="P24">territoriale Zugehörigkeit / natürliche Ressourcen</text:p>
        </text:list-item>
        <text:list-item>
          <text:p text:style-name="P24">einheitliche Wirtschaftsstrukturen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Der Bundesrat – die Vertretung der dt. Länder</text:p>
      <text:list xml:id="list7020993270103678536" text:style-name="L7">
        <text:list-item>
          <text:p text:style-name="P25">69 Mitglieder</text:p>
        </text:list-item>
        <text:list-item>
          <text:p text:style-name="P25">die Bundesländer entsenden, abhängig von der Größe, 3,4 oder 6 Mitglieder</text:p>
          <text:p text:style-name="P25">Ausnahme: Hessen 5</text:p>
        </text:list-item>
        <text:list-item>
          <text:p text:style-name="P25">dabei sind die „kleinen“ Bundesländer deutlich überrepräsentiert</text:p>
        </text:list-item>
        <text:list-item>
          <text:p text:style-name="P25">Aufgabe:</text:p>
        </text:list-item>
      </text:list>
      <text:list xml:id="list1748195386104376163" text:style-name="L8">
        <text:list-item>
          <text:list>
            <text:list-item>
              <text:list>
                <text:list-item>
                  <text:p text:style-name="P26">Mitwirkung an der Gesetzgebung</text:p>
                </text:list-item>
                <text:list-item>
                  <text:p text:style-name="P26">einfach Gesetze können verzögert werden</text:p>
                </text:list-item>
                <text:list-item>
                  <text:p text:style-name="P26">Zustimmungsgesetze können zu Fall gebracht werden</text:p>
                </text:list-item>
              </text:list>
            </text:list-item>
          </text:list>
        </text:list-item>
      </text:list>
      <text:list xml:id="list6235866285088771796" text:style-name="L9">
        <text:list-item>
          <text:p text:style-name="P27">die 16 Ministerpräsidenten sind „gesetzt“, weil einer von ihnen für 1 Jahr Bundesrat-Präsident = stellvertretender Bundespräsident</text:p>
        </text:list-item>
        <text:list-item>
          <text:p text:style-name="P27">Vertretung der Interessen der deutschen Ländern gegenüber der Bundesregierung</text:p>
        </text:list-item>
      </text:list>
      <text:p text:style-name="P11"/>
      <text:p text:style-name="P11">→ kein Gesetz ==&gt; keine politische Handlungsfähigkeit der Exekutive</text:p>
      <text:p text:style-name="P11">→ kann dann passieren, wenn die Machtverhältnisse im Bundesrat anders sind als im Bundestag</text:p>
      <text:p text:style-name="P11">→ z.B. 1982: Bundestag Rot/Gelb Kanzler H. Schmidt</text:p>
      <text:p text:style-name="P11"><text:tab/><text:tab/>Bundesrat Schwarz/Gelb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1131 902" svg:d="M564 0l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us Freitag</meta:initial-creator>
    <meta:creation-date>2013-08-27T08:51:21</meta:creation-date>
    <meta:generator>OpenOffice/4.1.1$Win32 OpenOffice.org_project/411m6$Build-9775</meta:generator>
    <dc:date>2015-01-06T11:35:22.79</dc:date>
    <meta:editing-duration>PT3H11M57S</meta:editing-duration>
    <meta:editing-cycles>16</meta:editing-cycles>
    <meta:document-statistic meta:table-count="4" meta:image-count="0" meta:object-count="0" meta:page-count="5" meta:paragraph-count="161" meta:word-count="793" meta:character-count="5514"/>
    <dc:creator>Dennis Diehm</dc:creator>
  </office:meta>
</office:document-meta>
</file>